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text-underline-style="solid" style:text-underline-width="auto" style:text-underline-color="font-color" fo:font-weight="bold" officeooo:rsid="002167f8" officeooo:paragraph-rsid="001f92f6" style:font-weight-asian="bold" style:font-weight-complex="bold"/>
    </style:style>
    <style:style style:name="P2" style:family="paragraph" style:parent-style-name="Heading">
      <style:text-properties style:text-underline-style="solid" style:text-underline-width="auto" style:text-underline-color="font-color" fo:font-weight="bold" officeooo:rsid="00232da5" officeooo:paragraph-rsid="001f92f6" style:font-weight-asian="bold" style:font-weight-complex="bold"/>
    </style:style>
    <style:style style:name="P3" style:family="paragraph" style:parent-style-name="Heading">
      <style:text-properties style:text-underline-style="solid" style:text-underline-width="auto" style:text-underline-color="font-color" fo:font-weight="bold" officeooo:rsid="00251b01" officeooo:paragraph-rsid="001f92f6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232da5" officeooo:paragraph-rsid="001f92f6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08f2e" officeooo:paragraph-rsid="00208f2e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rsid="002167f8" officeooo:paragraph-rsid="001f92f6"/>
    </style:style>
    <style:style style:name="P7" style:family="paragraph" style:parent-style-name="Text_20_body">
      <style:text-properties fo:font-weight="normal" officeooo:rsid="00255d93" officeooo:paragraph-rsid="00255d93" style:font-weight-asian="normal" style:font-weight-complex="normal"/>
    </style:style>
    <style:style style:name="P8" style:family="paragraph" style:parent-style-name="Text_20_body">
      <style:text-properties officeooo:paragraph-rsid="002131c3"/>
    </style:style>
    <style:style style:name="P9" style:family="paragraph" style:parent-style-name="Heading_20_1">
      <style:text-properties officeooo:rsid="002131c3" officeooo:paragraph-rsid="002131c3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f92f6"/>
    </style:style>
    <style:style style:name="P11" style:family="paragraph" style:parent-style-name="Text_20_body" style:list-style-name="L2">
      <style:text-properties officeooo:paragraph-rsid="002131c3"/>
    </style:style>
    <style:style style:name="P12" style:family="paragraph" style:parent-style-name="Text_20_body" style:list-style-name="L2">
      <style:text-properties style:text-underline-style="none" fo:font-weight="normal" officeooo:rsid="00232da5" officeooo:paragraph-rsid="001f92f6" style:font-weight-asian="normal" style:font-weight-complex="normal"/>
    </style:style>
    <style:style style:name="P13" style:family="paragraph" style:parent-style-name="Text_20_body" style:list-style-name="L3">
      <style:text-properties style:text-underline-style="none" fo:font-weight="normal" officeooo:rsid="00251b01" officeooo:paragraph-rsid="001f92f6" style:font-weight-asian="normal" style:font-weight-complex="normal"/>
    </style:style>
    <style:style style:name="P14" style:family="paragraph" style:parent-style-name="Text_20_body" style:list-style-name="L3">
      <style:paragraph-properties fo:line-height="100%"/>
      <style:text-properties style:text-underline-style="none" fo:font-weight="normal" officeooo:rsid="00251b01" officeooo:paragraph-rsid="001f92f6" style:font-weight-asian="normal" style:font-weight-complex="normal"/>
    </style:style>
    <style:style style:name="P15" style:family="paragraph" style:parent-style-name="Text_20_body" style:list-style-name="L4">
      <style:text-properties officeooo:rsid="002131c3" officeooo:paragraph-rsid="002131c3"/>
    </style:style>
    <style:style style:name="P16" style:family="paragraph" style:parent-style-name="Text_20_body">
      <style:text-properties fo:font-weight="normal" officeooo:rsid="002131c3" officeooo:paragraph-rsid="002131c3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255d93" officeooo:paragraph-rsid="00255d93" style:font-weight-asian="normal" style:font-weight-complex="normal"/>
    </style:style>
    <style:style style:name="P18" style:family="paragraph" style:parent-style-name="Text_20_body" style:list-style-name="L4">
      <style:text-properties officeooo:rsid="00255d93" officeooo:paragraph-rsid="00255d93"/>
    </style:style>
    <style:style style:name="T1" style:family="text">
      <style:text-properties officeooo:rsid="002167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67f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67f8" style:font-weight-asian="normal" style:font-weight-complex="normal"/>
    </style:style>
    <style:style style:name="T6" style:family="text">
      <style:text-properties officeooo:rsid="00232da5"/>
    </style:style>
    <style:style style:name="T7" style:family="text">
      <style:text-properties style:text-underline-style="none" fo:font-weight="normal" officeooo:rsid="002407d7" style:font-weight-asian="normal" style:font-weight-complex="normal"/>
    </style:style>
    <style:style style:name="T8" style:family="text">
      <style:text-properties style:text-underline-style="none" fo:font-weight="normal" officeooo:rsid="002131c3" style:font-weight-asian="normal" style:font-weight-complex="normal"/>
    </style:style>
    <style:style style:name="T9" style:family="text">
      <style:text-properties officeooo:rsid="0029cd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: productions attendues</text:p>
      <text:p text:style-name="P6"/>
      <text:list xml:id="list449667934" text:style-name="L1">
        <text:list-item>
          <text:p text:style-name="P10"><text:span text:style-name="T1">Production attendue : </text:span><text:span text:style-name="T3">bibliographie commentée </text:span><text:span text:style-name="T1">ET </text:span><text:span text:style-name="T3">note introductive</text:span><text:span text:style-name="T1"> explicitant la problématique, l'analyse des besoins et l'explicitation de la démarche d'évaluation de l'information pour une référence de votre choix.</text:span></text:p>
        </text:list-item>
      </text:list>
      <text:p text:style-name="P6"/>
      <text:list xml:id="list81044501807850" text:continue-numbering="true" text:style-name="L1">
        <text:list-item>
          <text:p text:style-name="P10"><text:span text:style-name="T1">Destinataire : un </text:span><text:span text:style-name="T3">pair étudiant</text:span><text:span text:style-name="T5">.</text:span><text:span text:style-name="T1"> Exigence scientifique des ressources à référencer</text:span><text:span text:style-name="T6"> ou expertise avérée (professionnelle, institution, ...)</text:span></text:p>
        </text:list-item>
      </text:list>
      <text:p text:style-name="P2">Cahier des charges : la bibliographie</text:p>
      <text:p text:style-name="P4">Produire une bibliographie commentée et référencée :</text:p>
      <text:list xml:id="list2038039500" text:style-name="L2">
        <text:list-item>
          <text:p text:style-name="P12">Commentée</text:p>
          <text:list>
            <text:list-item>
              <text:p text:style-name="P12">Pour chaque référence :</text:p>
              <text:list>
                <text:list-item>
                  <text:p text:style-name="P12">Faire un résumé indicatif</text:p>
                </text:list-item>
                <text:list-item>
                  <text:p text:style-name="P12">Dégager des mots clés</text:p>
                </text:list-item>
                <text:list-item>
                  <text:p text:style-name="P12">Transposer le langage naturel en un langage d<text:span text:style-name="T9">o</text:span>cumentaire (descripteurs issus d'un thésaurus ou d'un langage reconnu dans le champs)</text:p>
                </text:list-item>
              </text:list>
            </text:list-item>
            <text:list-item>
              <text:p text:style-name="P12">Référencée</text:p>
              <text:list>
                <text:list-item>
                  <text:p text:style-name="P12">Modèle de références <text:span text:style-name="T9">(</text:span>cf documents<text:span text:style-name="T9">)</text:span></text:p>
                </text:list-item>
                <text:list-item>
                  <text:p text:style-name="P12">Classement alphabétique des noms d'auteurs ou par support</text:p>
                </text:list-item>
              </text:list>
            </text:list-item>
            <text:list-item>
              <text:p text:style-name="P12">Volume : 10 références et des ressources variées (au moins une vidéo, des ouvrages, des articles, un site web)</text:p>
              <text:list>
                <text:list-item>
                  <text:p text:style-name="P11"><text:span text:style-name="T8">Sources : Youtube, Canal U, CNRS, FranceCulture Université, Motbis, </text:span><text:span text:style-name="T7">Cours du Collège de France </text:span><text:span text:style-name="T8">...</text:span></text:p>
                </text:list-item>
              </text:list>
            </text:list-item>
          </text:list>
        </text:list-item>
      </text:list>
      <text:p text:style-name="P3">Cahier des charges : La note introductive</text:p>
      <text:list xml:id="list1331582209" text:style-name="L3">
        <text:list-item>
          <text:p text:style-name="P13">Contenu</text:p>
          <text:list>
            <text:list-item>
              <text:p text:style-name="P14">Thématique et problématisation</text:p>
            </text:list-item>
            <text:list-item>
              <text:p text:style-name="P14">Analyse des besoins pour amorcer la collecte</text:p>
              <text:list>
                <text:list-item>
                  <text:p text:style-name="P14">Thésaurus personnel</text:p>
                </text:list-item>
                <text:list-item>
                  <text:p text:style-name="P14">Besoin repéré</text:p>
                </text:list-item>
              </text:list>
            </text:list-item>
            <text:list-item>
              <text:p text:style-name="P14">Evaluer soi-même une des ressources selon 3 critères :</text:p>
              <text:list>
                <text:list-item>
                  <text:p text:style-name="P14">Pertinence</text:p>
                </text:list-item>
                <text:list-item>
                  <text:p text:style-name="P14">Qualité</text:p>
                </text:list-item>
                <text:list-item>
                  <text:p text:style-name="P14">Crédibilité</text:p>
                </text:list-item>
              </text:list>
            </text:list-item>
          </text:list>
        </text:list-item>
        <text:list-item>
          <text:p text:style-name="P13"><text:soft-page-break/>Rédaction</text:p>
          <text:list>
            <text:list-item>
              <text:p text:style-name="P13">Style concis et explicite, structuration visible</text:p>
            </text:list-item>
            <text:list-item>
              <text:p text:style-name="P13">Syntaxe claire et vocabulaire académique</text:p>
            </text:list-item>
            <text:list-item>
              <text:p text:style-name="P13">Volume maximum de la note : 2 pages</text:p>
            </text:list-item>
          </text:list>
        </text:list-item>
      </text:list>
      <text:p text:style-name="P5">--&gt; Justifier nos choix</text:p>
      <text:p text:style-name="P5"><text:line-break/></text:p>
      <text:h text:style-name="P9" text:outline-level="1">TD 1 : Analyse des besoins et début de la collecte</text:h>
      <text:p text:style-name="P8"/>
      <text:list xml:id="list4157824955" text:style-name="L4">
        <text:list-item>
          <text:p text:style-name="P15">Analyse des besoins :</text:p>
          <text:list>
            <text:list-item>
              <text:p text:style-name="P15">Quelle thématique ? Quel point de vue ou problématique ?</text:p>
            </text:list-item>
            <text:list-item>
              <text:p text:style-name="P15">Quel besoin ?</text:p>
              <text:list>
                <text:list-item>
                  <text:p text:style-name="P15">Combler un déficit de connaissances ?</text:p>
                </text:list-item>
                <text:list-item>
                  <text:p text:style-name="P15">Agir ?</text:p>
                </text:list-item>
              </text:list>
            </text:list-item>
            <text:list-item>
              <text:p text:style-name="P15">Thesaurus personnel et mots clés, catégorisés pour déterminer des axes de recherche.</text:p>
              <text:list>
                <text:list-item>
                  <text:p text:style-name="P15">-&gt; <text:span text:style-name="T2">A faire valider avant de débuter la collecte</text:span></text:p>
                </text:list-item>
              </text:list>
            </text:list-item>
          </text:list>
        </text:list-item>
      </text:list>
      <text:p text:style-name="P16"/>
      <text:p text:style-name="P16"/>
      <text:list xml:id="list81046332420410" text:continue-numbering="true" text:style-name="L4">
        <text:list-item>
          <text:p text:style-name="P17">Collecte :</text:p>
          <text:list>
            <text:list-item>
              <text:p text:style-name="P17">D'abord des outils de recherche académique</text:p>
              <text:list>
                <text:list-item>
                  <text:p text:style-name="P18"><text:span text:style-name="T4">Catalogue de la </text:span><text:span text:style-name="T2">BU</text:span></text:p>
                </text:list-item>
                <text:list-item>
                  <text:p text:style-name="P18"><text:span text:style-name="T2">Isidore</text:span><text:span text:style-name="T4"> (moteur de recherche)</text:span></text:p>
                </text:list-item>
                <text:list-item>
                  <text:p text:style-name="P18"><text:span text:style-name="T4">Google </text:span><text:span text:style-name="T2">Scholar</text:span></text:p>
                </text:list-item>
              </text:list>
            </text:list-item>
            <text:list-item>
              <text:p text:style-name="P17">Elargissement aux moteurs de recherche grand public</text:p>
            </text:list-item>
            <text:list-item>
              <text:p text:style-name="P17">Pour tous les outils : mode de recherche avancée c'est-à-dire requêtes complexes (associer plusieurs mots clés par des booléens) élaborées avec le vocabulaire déterminé précédemment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8:04:27.224486481</meta:creation-date>
    <meta:generator>LibreOffice/6.4.7.2$Linux_X86_64 LibreOffice_project/40$Build-2</meta:generator>
    <dc:date>2021-11-16T08:10:44.177870333</dc:date>
    <meta:editing-duration>PT1H28M28S</meta:editing-duration>
    <meta:editing-cycles>9</meta:editing-cycles>
    <meta:document-statistic meta:table-count="0" meta:image-count="0" meta:object-count="0" meta:page-count="2" meta:paragraph-count="46" meta:word-count="349" meta:character-count="2096" meta:non-whitespace-character-count="1831"/>
  </office:meta>
</office:document-meta>
</file>